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the Student</text:p>
      <text:p text:style-name="P2"/>
      <text:p text:style-name="P2"/>
      <text:p text:style-name="P4">Circle the right answer</text:p>
      <text:p text:style-name="P2"/>
      <text:p text:style-name="P3">Do you need to work hard for this class?</text:p>
      <text:p text:style-name="P2">Answer: Y or N</text:p>
      <text:p text:style-name="P2"/>
      <text:p text:style-name="P2"/>
      <text:p text:style-name="P3">On the average, how much time do you need to spend on the class?</text:p>
      <text:p text:style-name="P2">Answer: 0 or 1 or 2 or 3 or 4 or 5 or 24 hours per class hour.</text:p>
      <text:p text:style-name="P2"/>
      <text:p text:style-name="P2"/>
      <text:p text:style-name="P3">Why do you think the right margin is so wide?</text:p>
      <text:p text:style-name="P2">Answer:</text:p>
      <text:list xml:id="list4581372003191183430" text:style-name="L1">
        <text:list-item>
          <text:p text:style-name="P6">Lousy word processor</text:p>
        </text:list-item>
        <text:list-item>
          <text:p text:style-name="P6">Bad printer</text:p>
        </text:list-item>
        <text:list-item>
          <text:p text:style-name="P6">Author is confused because he partied all night</text:p>
        </text:list-item>
        <text:list-item>
          <text:p text:style-name="P6">Others. Specify: _________________________________</text:p>
        </text:list-item>
      </text:list>
      <text:p text:style-name="P2"/>
      <text:p text:style-name="P2"/>
      <text:p text:style-name="P3">Do you need to come to every class meeting?</text:p>
      <text:p text:style-name="P2">Answer: Y or N</text:p>
      <text:p text:style-name="P3"/>
      <text:p text:style-name="P2"/>
      <text:p text:style-name="P3">What will happen if you miss classes?</text:p>
      <text:p text:style-name="P2">Answer: </text:p>
      <text:list xml:id="list6823059351020599092" text:style-name="L2">
        <text:list-item>
          <text:p text:style-name="P7">Nothing</text:p>
        </text:list-item>
        <text:list-item>
          <text:p text:style-name="P7">Have more time to play computer games</text:p>
        </text:list-item>
        <text:list-item>
          <text:p text:style-name="P7">Have more time for movies</text:p>
        </text:list-item>
        <text:list-item>
          <text:p text:style-name="P7">Others. Specify: __________________________</text:p>
        </text:list-item>
      </text:list>
      <text:p text:style-name="P2"/>
      <text:p text:style-name="P2"/>
      <text:p text:style-name="P3">Do you need to be prepared for every class meeting?</text:p>
      <text:p text:style-name="P2">Answer: Y or N</text:p>
      <text:p text:style-name="P2"/>
      <text:p text:style-name="P2"/>
      <text:p text:style-name="P3">Do you need to study the textbook?</text:p>
      <text:p text:style-name="P2">Answer: Y or N</text:p>
      <text:p text:style-name="P2"/>
      <text:p text:style-name="P2"/>
      <text:p text:style-name="P3">Do you need to study the notes?</text:p>
      <text:p text:style-name="P2">Answer: Y or N</text:p>
      <text:p text:style-name="P2"/>
      <text:p text:style-name="P2"/>
      <text:p text:style-name="P3">Do you need to turn in your work on time for it to be graded?</text:p>
      <text:p text:style-name="P2">Answer: Y or N</text:p>
      <text:p text:style-name="P2"/>
      <text:p text:style-name="P2"/>
      <text:p text:style-name="P2">[Hint: The answers to the last four questions are the same and is the same answer to ”Do you need to breath?”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Yihsiang Liow</meta:initial-creator>
    <meta:creation-date>2005-12-14T10:14:39</meta:creation-date>
    <dc:date>2013-08-21T16:08:28.61</dc:date>
    <dc:language>en-US</dc:language>
    <meta:editing-cycles>80</meta:editing-cycles>
    <meta:editing-duration>P2DT21H2M11S</meta:editing-duration>
    <meta:document-statistic meta:table-count="0" meta:image-count="0" meta:object-count="0" meta:page-count="1" meta:paragraph-count="29" meta:word-count="201" meta:character-count="970"/>
    <meta:user-defined meta:name="Info 1"/>
    <meta:user-defined meta:name="Info 2"/>
    <meta:user-defined meta:name="Info 3"/>
    <meta:user-defined meta:name="Info 4"/>
  </office:meta>
</office:document-meta>
</file>